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82c9" officeooo:paragraph-rsid="000d82c9"/>
    </style:style>
    <style:style style:name="P2" style:family="paragraph" style:parent-style-name="Standard">
      <style:text-properties officeooo:rsid="0010d35e" officeooo:paragraph-rsid="0010d35e"/>
    </style:style>
    <style:style style:name="T1" style:family="text">
      <style:text-properties officeooo:rsid="000f30d2"/>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 proyecto, el cual está enfocado en una cafetería, posee una barra de navegación simple en la parte superior, que sirve para movernos entre las diferentes tablas que queramos editar, modificar o eliminar. <text:span text:style-name="T1">También posee una imagen incrustada en la parte superior izquierda con la etiqueta “src”.</text:span> Cada tabla es tipo “striped” por lo que contará con filas blancas y grises estilo cebra. Para la inserción de datos en las tablas he usado formularios tipo “inline” para que estos se vean de forma horizontal. Los formularios de inserción de datos están controlados por un código javascript que impide que se inserte ningún tipo de dato a menos que se hayan rellenado todos los campos. Al intentar insertar un dato en el que unicamente uno de los campos haya sido rellenado, nos saltará una ventana tipo “alert” pidiéndonos que lo rellenemos y una vez estén todos, nos dejará insertar los datos.</text:p>
      <text:p text:style-name="P1">Cuando en una de las filas de la tabla, hacemos click en “eliminar”, esa información queda borrada de la base de datos y si hacemos click en “editar”, nos llevará a otra página en la cual podremos editar los datos de la fila ya existente. <text:span text:style-name="T1">Para editar los datos, he incluido esta vez un formulario standar en vertical para variar con respecto al de inserción de datos y esta vez el formulario en lugar de estar controlado por javascript, lo está por el atributo “required”, que no nos dejará dejar en blanco los campos a los que este afecte.</text:span></text:p>
      <text:p text:style-name="P2">Todas las páginas poseen tablas <text:s/>responsive que se adaptan al dispositivo que estemos utilizando. La barra de navegación tambien es responsive gracias al atributo “collapse” incluido en 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15:41:39.508000000</meta:creation-date>
    <dc:date>2018-06-13T16:00:05.356000000</dc:date>
    <meta:editing-duration>PT7M45S</meta:editing-duration>
    <meta:editing-cycles>2</meta:editing-cycles>
    <meta:generator>LibreOffice/5.4.2.2$Windows_X86_64 LibreOffice_project/22b09f6418e8c2d508a9eaf86b2399209b0990f4</meta:generator>
    <meta:document-statistic meta:table-count="0" meta:image-count="0" meta:object-count="0" meta:page-count="1" meta:paragraph-count="3" meta:word-count="277" meta:character-count="1622" meta:non-whitespace-character-count="1347"/>
  </office:meta>
</office:document-meta>
</file>